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1"/>
    </style:style>
    <style:style style:name="ce4" style:family="table-cell" style:parent-style-name="Default">
      <style:table-cell-properties fo:border-bottom="1.25pt solid #000000" fo:border-left="none" fo:border-right="none" fo:border-top="none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hi Squared Test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>
            <text:p>H<text:span text:style-name="T1">0</text:span>:</text:p>
          </table:table-cell>
          <table:table-cell office:value-type="string" calcext:value-type="string" table:number-columns-spanned="3" table:number-rows-spanned="1">
            <text:p>ClearSkys’ Forecast is Accurate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H<text:span text:style-name="T1">a</text:span>:</text:p>
          </table:table-cell>
          <table:table-cell office:value-type="string" calcext:value-type="string" table:number-columns-spanned="3" table:number-rows-spanned="1">
            <text:p>ClearSkys’ Forecast is not Accurate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Alpha: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 table:number-columns-spanned="5" table:number-rows-spanned="1">
            <text:p>90% accurate is exceptionally good when it comes to weather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n: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Expected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O-E</text:p>
          </table:table-cell>
          <table:table-cell office:value-type="string" calcext:value-type="string">
            <text:p>(O-E)<text:span text:style-name="T2">2</text:span></text:p>
          </table:table-cell>
          <table:table-cell office:value-type="string" calcext:value-type="string">
            <text:p>(O-E)<text:span text:style-name="T2">2</text:span> /E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[.B10]-[.A10]" office:value-type="float" office:value="-1" calcext:value-type="float">
            <text:p>-1</text:p>
          </table:table-cell>
          <table:table-cell table:formula="of:=[.C10]^2" office:value-type="float" office:value="1" calcext:value-type="float">
            <text:p>1</text:p>
          </table:table-cell>
          <table:table-cell table:formula="of:=[.D10]/[.A10]" office:value-type="float" office:value="0.0128205128205128" calcext:value-type="float">
            <text:p>0.012820512820513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formula="of:=[.B11]-[.A11]" office:value-type="float" office:value="-2" calcext:value-type="float">
            <text:p>-2</text:p>
          </table:table-cell>
          <table:table-cell table:formula="of:=[.C11]^2" office:value-type="float" office:value="4" calcext:value-type="float">
            <text:p>4</text:p>
          </table:table-cell>
          <table:table-cell table:formula="of:=[.D11]/[.A11]" office:value-type="float" office:value="0.0555555555555556" calcext:value-type="float">
            <text:p>0.055555555555556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[.B12]-[.A12]" office:value-type="float" office:value="-1" calcext:value-type="float">
            <text:p>-1</text:p>
          </table:table-cell>
          <table:table-cell table:formula="of:=[.C12]^2" office:value-type="float" office:value="1" calcext:value-type="float">
            <text:p>1</text:p>
          </table:table-cell>
          <table:table-cell table:formula="of:=[.D12]/[.A12]" office:value-type="float" office:value="0.0138888888888889" calcext:value-type="float">
            <text:p>0.013888888888889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[.B13]-[.A13]" office:value-type="float" office:value="2" calcext:value-type="float">
            <text:p>2</text:p>
          </table:table-cell>
          <table:table-cell table:formula="of:=[.C13]^2" office:value-type="float" office:value="4" calcext:value-type="float">
            <text:p>4</text:p>
          </table:table-cell>
          <table:table-cell table:formula="of:=[.D13]/[.A13]" office:value-type="float" office:value="0.0533333333333333" calcext:value-type="float">
            <text:p>0.053333333333333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formula="of:=[.B14]-[.A14]" office:value-type="float" office:value="-3" calcext:value-type="float">
            <text:p>-3</text:p>
          </table:table-cell>
          <table:table-cell table:formula="of:=[.C14]^2" office:value-type="float" office:value="9" calcext:value-type="float">
            <text:p>9</text:p>
          </table:table-cell>
          <table:table-cell table:formula="of:=[.D14]/[.A14]" office:value-type="float" office:value="0.126760563380282" calcext:value-type="float">
            <text:p>0.126760563380282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[.B15]-[.A15]" office:value-type="float" office:value="-1" calcext:value-type="float">
            <text:p>-1</text:p>
          </table:table-cell>
          <table:table-cell table:formula="of:=[.C15]^2" office:value-type="float" office:value="1" calcext:value-type="float">
            <text:p>1</text:p>
          </table:table-cell>
          <table:table-cell table:formula="of:=[.D15]/[.A15]" office:value-type="float" office:value="0.0131578947368421" calcext:value-type="float">
            <text:p>0.013157894736842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[.B16]-[.A16]" office:value-type="float" office:value="-2" calcext:value-type="float">
            <text:p>-2</text:p>
          </table:table-cell>
          <table:table-cell table:formula="of:=[.C16]^2" office:value-type="float" office:value="4" calcext:value-type="float">
            <text:p>4</text:p>
          </table:table-cell>
          <table:table-cell table:style-name="ce4" table:formula="of:=[.D16]/[.A16]" office:value-type="float" office:value="0.0512820512820513" calcext:value-type="float">
            <text:p>0.05128205128205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UM</text:p>
          </table:table-cell>
          <table:table-cell table:formula="of:=SUM([.E10:.E16])" office:value-type="float" office:value="0.326798799997466" calcext:value-type="float">
            <text:p>0.32679879999746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From table, with p = 0.1 and v = 6:</text:p>
          </table:table-cell>
          <table:covered-table-cell table:number-columns-repeated="2"/>
          <table:table-cell office:value-type="float" office:value="10.6446" calcext:value-type="float">
            <text:p>10.6446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 table:number-columns-spanned="7" table:number-rows-spanned="1">
            <text:p>So, we may accept <text:s/>the null hypothesis that the forecast is accurate with 90% certainty</text:p>
          </table:table-cell>
          <table:covered-table-cell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6:53:14.655000000</meta:creation-date>
    <dc:date>2020-06-16T17:38:09.196000000</dc:date>
    <meta:editing-duration>PT3M31S</meta:editing-duration>
    <meta:editing-cycles>1</meta:editing-cycles>
    <meta:document-statistic meta:table-count="1" meta:cell-count="55" meta:object-count="0"/>
    <meta:generator>LibreOffice/5.3.3.2$Windows_X86_64 LibreOffice_project/3d9a8b4b4e538a85e0782bd6c2d430bafe583448</meta:generator>
  </office:meta>
</office:document-meta>
</file>